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cd1660"/>
    </style:style>
    <style:style style:name="T23" style:family="text">
      <style:text-properties officeooo:rsid="03d836cd"/>
    </style:style>
    <style:style style:name="T24" style:family="text">
      <style:text-properties officeooo:rsid="03e474da"/>
    </style:style>
    <style:style style:name="T25" style:family="text">
      <style:text-properties officeooo:rsid="03e89be1"/>
    </style:style>
    <style:style style:name="T26" style:family="text">
      <style:text-properties officeooo:rsid="03e8b1ba"/>
    </style:style>
    <style:style style:name="T27" style:family="text">
      <style:text-properties officeooo:rsid="03eaba53"/>
    </style:style>
    <style:style style:name="T28" style:family="text">
      <style:text-properties officeooo:rsid="03ef361a"/>
    </style:style>
    <style:style style:name="T29" style:family="text">
      <style:text-properties officeooo:rsid="03f05dad"/>
    </style:style>
    <style:style style:name="T30" style:family="text">
      <style:text-properties officeooo:rsid="03f24393"/>
    </style:style>
    <style:style style:name="T31" style:family="text">
      <style:text-properties officeooo:rsid="03f31327"/>
    </style:style>
    <style:style style:name="T32" style:family="text">
      <style:text-properties officeooo:rsid="03f5ed51"/>
    </style:style>
    <style:style style:name="T33" style:family="text">
      <style:text-properties officeooo:rsid="03fa246d"/>
    </style:style>
    <style:style style:name="T34" style:family="text">
      <style:text-properties officeooo:rsid="03fe028a"/>
    </style:style>
    <style:style style:name="T35" style:family="text">
      <style:text-properties officeooo:rsid="040587c2"/>
    </style:style>
    <style:style style:name="T36" style:family="text">
      <style:text-properties officeooo:rsid="0410072f"/>
    </style:style>
    <style:style style:name="T37" style:family="text">
      <style:text-properties officeooo:rsid="0411d7a4"/>
    </style:style>
    <style:style style:name="T38" style:family="text">
      <style:text-properties officeooo:rsid="04164c57"/>
    </style:style>
    <style:style style:name="T39" style:family="text">
      <style:text-properties officeooo:rsid="041f649f"/>
    </style:style>
    <style:style style:name="T40" style:family="text">
      <style:text-properties officeooo:rsid="04215b34"/>
    </style:style>
    <style:style style:name="T41" style:family="text">
      <style:text-properties officeooo:rsid="04231e4b"/>
    </style:style>
    <style:style style:name="T42" style:family="text">
      <style:text-properties officeooo:rsid="0423fd98"/>
    </style:style>
    <style:style style:name="T43" style:family="text">
      <style:text-properties officeooo:rsid="0425b6a0"/>
    </style:style>
    <style:style style:name="T44" style:family="text">
      <style:text-properties officeooo:rsid="04260007"/>
    </style:style>
    <style:style style:name="T45" style:family="text">
      <style:text-properties officeooo:rsid="04294dc3"/>
    </style:style>
    <style:style style:name="T46" style:family="text">
      <style:text-properties officeooo:rsid="042af567"/>
    </style:style>
    <style:style style:name="T47" style:family="text">
      <style:text-properties officeooo:rsid="042c9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5">9.0.</text:span><text:span text:style-name="T46">6</text:span></text:p>
      <text:p text:style-name="P3">LibreOffice: <text:span text:style-name="T9">7.</text:span><text:span text:style-name="T34">4.</text:span><text:span text:style-name="T47">5</text:span></text:p>
      <text:p text:style-name="P4"><text:span text:style-name="T7">Thunderbird: </text:span><text:span text:style-name="T27">102.</text:span><text:span text:style-name="T46">7.0</text:span></text:p>
      <text:p text:style-name="P3">VLC: 3.0.<text:span text:style-name="T5">1</text:span><text:span text:style-name="T41">8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25">2</text:span></text:p>
      <text:p text:style-name="P3">OpenShot: <text:span text:style-name="T42">3.0.0</text:span></text:p>
      <text:p text:style-name="P5"><text:span text:style-name="T7">Audacity: </text:span><text:span text:style-name="T10">3.</text:span><text:span text:style-name="T35">2.</text:span><text:span text:style-name="T47">4</text:span></text:p>
      <text:p text:style-name="P3">Paint.net: <text:span text:style-name="T46">5.01</text:span></text:p>
      <text:p text:style-name="P3">MakeMKV: 1.1<text:span text:style-name="T27">7.</text:span><text:span text:style-name="T36">2</text:span></text:p>
      <text:p text:style-name="P6">SMPlayer: <text:span text:style-name="T3">2</text:span><text:span text:style-name="T20">2.</text:span><text:span text:style-name="T28">7.0</text:span></text:p>
      <text:p text:style-name="P7">Kdenlive: <text:span text:style-name="T6">2</text:span><text:span text:style-name="T23">2.</text:span><text:span text:style-name="T42">12.</text:span><text:span text:style-name="T46">1</text:span></text:p>
      <text:p text:style-name="P8">Rocky Linux: <text:span text:style-name="T28">9.</text:span><text:span text:style-name="T40">1</text:span></text:p>
      <text:p text:style-name="P9">Ubuntu Server: 2<text:span text:style-name="T21">2.04.</text:span><text:span text:style-name="T33">1</text:span></text:p>
      <text:p text:style-name="P4"><text:span text:style-name="T7">Fedora: 3</text:span><text:span text:style-name="T39">7</text:span></text:p>
      <text:p text:style-name="P3">Linux Mint: <text:span text:style-name="T8">2</text:span><text:span text:style-name="T32">1.</text:span><text:span text:style-name="T43">1</text:span></text:p>
      <text:p text:style-name="P10">Kubuntu: <text:span text:style-name="T4">2</text:span><text:span text:style-name="T21">2.04.</text:span><text:span text:style-name="T33">1</text:span></text:p>
      <text:p text:style-name="P11">Fedora lxqt: 3<text:span text:style-name="T39">7</text:span></text:p>
      <text:p text:style-name="P12">Arch: <text:span text:style-name="T41">1-</text:span><text:span text:style-name="T45">1-23</text:span></text:p>
      <text:p text:style-name="P13">Debian (Stable): 1<text:span text:style-name="T13">1.</text:span><text:span text:style-name="T43">6.0</text:span></text:p>
      <text:p text:style-name="P14">OpenSuse (Leap): 15.<text:span text:style-name="T26">4</text:span></text:p>
      <text:p text:style-name="P15">Visual Studio: 20<text:span text:style-name="T15">22<text:tab/></text:span></text:p>
      <text:p text:style-name="P16">FileZilla Client: 3.<text:span text:style-name="T24">6</text:span><text:span text:style-name="T47">3.1</text:span></text:p>
      <text:p text:style-name="P17">Notepad ++: <text:span text:style-name="T11">8.</text:span><text:span text:style-name="T22">4.</text:span><text:span text:style-name="T44">8</text:span></text:p>
      <text:p text:style-name="P17">Brackets: <text:span text:style-name="T16">Pre-Release </text:span><text:span text:style-name="T17">2.</text:span><text:span text:style-name="T29">1.2</text:span></text:p>
      <text:p text:style-name="P17">Rufus: 3.<text:span text:style-name="T32">2</text:span><text:span text:style-name="T41">1</text:span></text:p>
      <text:p text:style-name="P18">VirtualBox: <text:span text:style-name="T37">7.0.</text:span><text:span text:style-name="T46">6</text:span></text:p>
      <text:p text:style-name="P17">Sharex: <text:span text:style-name="T29">1</text:span><text:span text:style-name="T47">5.0.0</text:span></text:p>
      <text:p text:style-name="P17"><text:soft-page-break/>XDM:<text:span text:style-name="T2"> </text:span><text:span text:style-name="T40">2018</text:span></text:p>
      <text:p text:style-name="P17">Vivaldi: <text:span text:style-name="T18">5.</text:span><text:span text:style-name="T42">6</text:span></text:p>
      <text:p text:style-name="P17">7-zip: <text:span text:style-name="T1">2</text:span><text:span text:style-name="T31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1-29T19:44:55.084111309</dc:date>
    <meta:editing-duration>P2DT9H42M5S</meta:editing-duration>
    <meta:editing-cycles>488</meta:editing-cycles>
    <meta:generator>LibreOffice/7.4.4.2$Linux_X86_64 LibreOffice_project/40$Build-2</meta:generator>
    <meta:document-statistic meta:table-count="0" meta:image-count="0" meta:object-count="0" meta:page-count="2" meta:paragraph-count="32" meta:word-count="76" meta:character-count="534" meta:non-whitespace-character-count="488"/>
  </office:meta>
</office:document-meta>
</file>